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lwg Typo" svg:font-family="'Tlwg Typo'" style:font-pitch="fixed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style:font-name="Tlwg Typist" style:text-underline-style="none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6" style:family="paragraph" style:parent-style-name="Standard">
      <style:text-properties style:font-name="Tlwg Typist" style:text-underline-style="none" fo:font-weight="bold" style:font-weight-asian="bold" style:font-weight-complex="bold"/>
    </style:style>
    <style:style style:name="P7" style:family="paragraph" style:parent-style-name="Standard">
      <style:text-properties style:font-name="Tlwg Typo" style:text-underline-style="none" fo:font-weight="bold" style:font-weight-asian="bold" style:font-weight-complex="bold"/>
    </style:style>
    <style:style style:name="T1" style:family="text">
      <style:text-properties style:font-name="Tlwg Typist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BD – TP2</text:p>
      <text:p text:style-name="Standard"/>
      <text:p text:style-name="Standard">Pedro Araujo Pires</text:p>
      <text:p text:style-name="Standard">Pedro Henrique Doffemond Costa</text:p>
      <text:p text:style-name="Standard"/>
      <text:p text:style-name="Standard"/>
      <text:p text:style-name="Standard"/>
      <text:p text:style-name="Standard"/>
      <text:p text:style-name="Standard"/>
      <text:p text:style-name="P1">Queries</text:p>
      <text:p text:style-name="P2"/>
      <text:p text:style-name="P2">Query para buscar livro pelo título:</text:p>
      <text:p text:style-name="P3">SELECT `books`.* FROM `books` WHERE `books`.`titulo` = 'asdf'</text:p>
      <text:p text:style-name="P2"/>
      <text:p text:style-name="P2">Query para buscar livro por ISBN:</text:p>
      <text:p text:style-name="P3">SELECT `books`.* FROM `books` WHERE `books`.`ISBN` = 'asdf'</text:p>
      <text:p text:style-name="P2"/>
      <text:p text:style-name="P2"/>
      <text:p text:style-name="P2">Query para buscar livro por preço:</text:p>
      <text:p text:style-name="P3">SELECT `books`.* FROM `books` WHERE `books`.`price` = 1.0</text:p>
      <text:p text:style-name="P2"/>
      <text:p text:style-name="P2"/>
      <text:p text:style-name="P2">Query para buscar livro pela data de lançamento</text:p>
      <text:p text:style-name="P3">SELECT `books`.* FROM `books` INNER JOIN `additional_infos` ON `additional_infos`.`book_id` = `books`.`id` WHERE (additional_infos.release_date = '1900-01-01'); – 0.0146</text:p>
      <text:p text:style-name="P3"/>
      <text:p text:style-name="P3">SELECT `books`.* FROM `books`, `additional_infos` WHERE (additional_infos.book_id = books.id AND additional_infos.release_date = '1900-01-01'); - 0.0899</text:p>
      <text:p text:style-name="P2"/>
      <text:p text:style-name="P2"/>
      <text:p text:style-name="P2">Query para buscar livro por gênero:</text:p>
      <text:p text:style-name="P3">SELECT `books`.* FROM `books` WHERE `books`.`genre_id` = (SELECT `genres`.id FROM `genres` WHERE `genres`.`name` = 'Drama'); - 0.0332</text:p>
      <text:p text:style-name="P3"/>
      <text:p text:style-name="P3">SELECT `books`.* FROM `books`, `genres` WHERE `books`.`genre_id` = `genres`.`id` AND `genres`.`name` = 'Drama'; - 0.0253</text:p>
      <text:p text:style-name="P2"/>
      <text:p text:style-name="P2"/>
      <text:p text:style-name="P2">Query para buscar pessoas que participaram de um livro:</text:p>
      <text:p text:style-name="P3">SELECT `people`.* FROM `people` INNER JOIN `authorships` ON `people`.`id` = `authorships`.`person_id` WHERE `authorships`.`book_id` = 1; - 0.0719</text:p>
      <text:p text:style-name="P2"/>
      <text:p text:style-name="P2"><text:soft-page-break/></text:p>
      <text:p text:style-name="P2">Query para buscar cidade de uma pessoa</text:p>
      <text:p text:style-name="P3">SELECT `cities`.* FROM `cities` WHERE `cities`.`id` = 1 LIMIT 1</text:p>
      <text:p text:style-name="P2"/>
      <text:p text:style-name="P2">Query para buscar país de uma pessoa</text:p>
      <text:p text:style-name="P2"><text:span text:style-name="T1">SELECT `countries`.* FROM `countries` INNER JOIN `cities` ON `countries`.`id` = `cities`.`country_id` WHERE `cities`.`id` = 1 LIMIT 1</text:span> </text:p>
      <text:p text:style-name="P2"/>
      <text:p text:style-name="P2"/>
      <text:p text:style-name="P2"/>
      <text:p text:style-name="P2">Query para buscar pessoas a partir do nome</text:p>
      <text:p text:style-name="P3">SELECT `people`.* FROM `people` WHERE `people`.`name` = 'asdf'</text:p>
      <text:p text:style-name="P2"/>
      <text:p text:style-name="P2"/>
      <text:p text:style-name="P2"/>
      <text:p text:style-name="P2">Query para buscar pessoas a partir do título de um livro:</text:p>
      <text:p text:style-name="P3">SELECT `people`.* FROM `people`, `books` INNER JOIN `authorships` ON `people`.`id` = `authorships`.`person_id` WHERE `authorships`.`book_id` = (Select id frombooks where titulo = 'asdf')</text:p>
      <text:p text:style-name="P2"/>
      <text:p text:style-name="P2"/>
      <text:p text:style-name="P2">Query para buscar informações adicionais dos livros (trechos, notas, prêmios...)</text:p>
      <text:p text:style-name="P3">SELECT `additional_infos`.* FROM `additional_infos` WHERE `additional_infos`.`book_id` = 1 LIMIT 1</text:p>
      <text:p text:style-name="P2"/>
      <text:p text:style-name="P2"/>
      <text:p text:style-name="P2">Query para buscar informações sobre compras (pela livraria) de livros</text:p>
      <text:p text:style-name="P3">SELECT `purchases`.* FROM `purchases` WHERE `purchases`.`book_id` = 1</text:p>
      <text:p text:style-name="P2"/>
      <text:p text:style-name="P2"/>
      <text:p text:style-name="P2"/>
      <text:p text:style-name="P2">Query para buscar informações sobre vendas de livros</text:p>
      <text:p text:style-name="P3">SELECT `sells`.* FROM `sells` WHERE `sells`.`book_id` = 1</text:p>
      <text:p text:style-name="P2"/>
      <text:p text:style-name="P2"/>
      <text:p text:style-name="P2">Query para pegar o ranking dos livros mais vendidos</text:p>
      <text:p text:style-name="P7">SELECT titulo, count(*) AS total_vendas FROM `books` INNER JOIN `sells` ON `sells`.`book_id` = `books`.`id` GROUP BY sells.book_id ORDER BY total_vendas DESC LIMIT 10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uery para pegar o ranking dos autores mais vendidos</text:p>
      <text:p text:style-name="P7">SELECT `people`.name, count(*) AS total_vendas FROM `people` INNER JOIN `authorships` ON `people`.`id` = `authorships`.`person_id` JOIN books ON authorships.book_id = books.id JOIN `sells` ON `sells`.`book_id` = `books`.`id` GROUP BY sells.book_id ORDER BY total_vendas DESC LIMIT 10;</text:p>
      <text:p text:style-name="P2"/>
      <text:p text:style-name="P2"/>
      <text:p text:style-name="P2"/>
      <text:p text:style-name="P2">Query para pegar o ranking dos livros de acordo com o faturamento</text:p>
      <text:p text:style-name="P7">SELECT titulo, SUM(sells.price) AS total_price FROM `books` INNER JOIN `sells` ON `sells`.`book_id` = `books`.`id` GROUP BY books.id ORDER BY total_price DESC LIMIT 10;</text:p>
      <text:p text:style-name="P7"/>
      <text:p text:style-name="P7"/>
      <text:p text:style-name="P2">Query para pegar o ranking dos autores de acordo com o faturamento</text:p>
      <text:p text:style-name="P7">SELECT `people`.name, SUM(sells.price) AS total_price FROM `people` INNER JOIN `authorships` ON `people`.`id` = `authorships`.`person_id` JOIN books ON authorships.book_id = books.id JOIN `sells` ON `sells`.`book_id` = `books`.`id` GROUP BY people.id ORDER BY total_price DESC LIMIT 10</text:p>
      <text:p text:style-name="P7"/>
      <text:p text:style-name="P2"/>
      <text:p text:style-name="P2">Query para pegar o ranking dos autores com maior número de livros publicados</text:p>
      <text:p text:style-name="P7">SELECT name, COUNT(*) AS total_livros FROM `people` INNER JOIN `authorships` ON `people`.`id` = `authorships`.`person_id` INNER JOIN `books` ON `books`.`id` = `authorships`.`book_id` GROUP BY authorships.person_id ORDER BY total_livros DESC LIMIT 10</text:p>
      <text:p text:style-name="P2"/>
      <text:p text:style-name="P2"/>
      <text:p text:style-name="P1">Avaliação da dupla:</text:p>
      <text:p text:style-name="P2"/>
      <text:p text:style-name="P5">Pedro Araujo Pires</text:p>
      <text:p text:style-name="P2"><text:tab/>O Pedro Henrique não possuía muita experiência com SQL, e por isso teve um pouco mais de dificuldade no desenvolvimento do TP. Porém, essa dificuldade foi superada, de forma que o desenvolvimento do trabalho foi de grande aprendizado para ele.</text:p>
      <text:p text:style-name="P2"/>
      <text:p text:style-name="P5">Pedro Henrique Doffemond Costa</text:p>
      <text:p text:style-name="P2"><text:tab/>O Pedro Araújo demonstrou bastante facilidade para lidar com SQL, pois já trabalhou nessa área. Participou ativamente do trabalho, inclusive me ajudando a entender alguns conceitos e maneiras mais eficientes de fazer as consult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lwg Typo" svg:font-family="'Tlwg Typo'" style:font-pitch="fixed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dro Pires</meta:initial-creator>
    <meta:creation-date>2012-06-27T10:21:37</meta:creation-date>
    <dc:date>2012-07-04T21:04:45</dc:date>
    <dc:creator>Pedro Pires</dc:creator>
    <meta:editing-duration>PT04H27M25S</meta:editing-duration>
    <meta:editing-cycles>29</meta:editing-cycles>
    <meta:generator>OpenOffice.org/3.2$Linux OpenOffice.org_project/320m12$Build-9483</meta:generator>
    <meta:document-statistic meta:table-count="0" meta:image-count="0" meta:object-count="0" meta:page-count="3" meta:paragraph-count="47" meta:word-count="586" meta:character-count="4247"/>
  </office:meta>
</office:document-meta>
</file>